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80000050AC925731B542FB8BC.png" manifest:media-type="image/png"/>
  <manifest:file-entry manifest:full-path="Pictures/1000000100000AAA000005E530F4BB676FA44498.png" manifest:media-type="image/png"/>
  <manifest:file-entry manifest:full-path="Pictures/1000000100000A60000004CE37B752358772F80A.png" manifest:media-type="image/png"/>
  <manifest:file-entry manifest:full-path="Pictures/1000000000000C0C000004A1AEC6E6B51925544A.png" manifest:media-type="image/png"/>
  <manifest:file-entry manifest:full-path="Pictures/1000000000000C53000005C4F89BE8ECADAAF592.png" manifest:media-type="image/png"/>
  <manifest:file-entry manifest:full-path="Pictures/1000000000000298000001A6F456770BB3C0EF2F.png" manifest:media-type="image/png"/>
  <manifest:file-entry manifest:full-path="Pictures/1000000000000500000002D0DFC4B2EB7C8E01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1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00ff00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ff00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color="#00ff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00ff00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623cm" svg:height="1.582cm" draw:transform="rotate (1.5707963267949) translate (1.258cm 17.145cm)">
          <draw:text-box>
            <text:p><text:span text:style-name="T1">Hoon School Live · Lesson 3</text:span></text:p>
          </draw:text-box>
        </draw:frame>
        <draw:frame draw:style-name="gr2" draw:text-style-name="P2" draw:layer="layout" svg:width="15.42cm" svg:height="2.911cm" draw:transform="rotate (1.5707963267949) translate (3.175cm 16.69cm)">
          <draw:text-box>
            <text:p><text:span text:style-name="T2">Repeating Yourself &amp;</text:span></text:p>
            <text:p><text:span text:style-name="T2">Addressing</text:span></text:p>
          </draw:text-box>
        </draw:frame>
        <draw:frame draw:style-name="gr3" draw:text-style-name="P3" draw:layer="layout" svg:width="21.844cm" svg:height="17.526cm" svg:x="6.147cm" svg:y="0cm">
          <draw:image xlink:href="Pictures/1000000000000500000002D0DFC4B2EB7C8E019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25.976cm" svg:height="16.51cm" svg:x="1.084cm" svg:y="0.535cm">
          <draw:image xlink:href="Pictures/1000000000000298000001A6F456770BB3C0EF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27.99cm" svg:height="13.093cm" svg:x="0cm" svg:y="2.184cm">
          <draw:image xlink:href="Pictures/1000000000000C53000005C4F89BE8ECADAAF5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27.99cm" svg:height="12.961cm" svg:x="0cm" svg:y="2.184cm">
          <draw:image xlink:href="Pictures/1000000100000A60000004CE37B752358772F80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27.99cm" svg:height="15.47cm" svg:x="0cm" svg:y="2.184cm">
          <draw:image xlink:href="Pictures/1000000100000AAA000005E530F4BB676FA444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27.99cm" svg:height="16.532cm" svg:x="0cm" svg:y="0.483cm">
          <draw:image xlink:href="Pictures/10000000000008880000050AC925731B542FB8B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5" draw:text-style-name="P5" draw:layer="layout" svg:width="27.99cm" svg:height="10.754cm" svg:x="0cm" svg:y="2.184cm">
          <draw:image xlink:href="Pictures/1000000000000C0C000004A1AEC6E6B5192554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3-23T17:07:59.660493323</dc:date>
    <meta:editing-duration>PT9H20M34S</meta:editing-duration>
    <meta:editing-cycles>224</meta:editing-cycles>
    <meta:generator>LibreOffice/7.2.5.2$Linux_X86_64 LibreOffice_project/20$Build-2</meta:generator>
    <meta:document-statistic meta:object-count="44"/>
  </office:meta>
</office:document-meta>
</file>